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95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05/11/2020 16:59:03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5:58:30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4:58:29</text:p>
          </table:table-cell>
          <table:table-cell office:value-type="float" office:value="-29626" calcext:value-type="float">
            <text:p>-29626</text:p>
          </table:table-cell>
          <table:table-cell office:value-type="string" calcext:value-type="string">
            <text:p>ovpn-VPN Connectivity test has been forced</text:p>
          </table:table-cell>
          <table:table-cell office:value-type="string" calcext:value-type="string">
            <text:p>openvpn</text:p>
          </table:table-cell>
        </table:table-row>
        <table:table-row table:style-name="ro1">
          <table:table-cell office:value-type="string" calcext:value-type="string">
            <text:p>05/11/2020 14:56:49</text:p>
          </table:table-cell>
          <table:table-cell office:value-type="float" office:value="33226" calcext:value-type="float">
            <text:p>33226</text:p>
          </table:table-cell>
          <table:table-cell office:value-type="string" calcext:value-type="string">
            <text:p>t2m-VPN connection timeout</text:p>
          </table:table-cell>
          <table:table-cell office:value-type="string" calcext:value-type="string">
            <text:p>esyncitf</text:p>
          </table:table-cell>
        </table:table-row>
        <table:table-row table:style-name="ro1">
          <table:table-cell office:value-type="string" calcext:value-type="string">
            <text:p>05/11/2020 14:55:08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sntp-cannot read from server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4:54:20</text:p>
          </table:table-cell>
          <table:table-cell office:value-type="float" office:value="-29619" calcext:value-type="float">
            <text:p>-29619</text:p>
          </table:table-cell>
          <table:table-cell office:value-type="string" calcext:value-type="string">
            <text:p>ovpn-Cancel VPN start request</text:p>
          </table:table-cell>
          <table:table-cell office:value-type="string" calcext:value-type="string">
            <text:p>esyncitf</text:p>
          </table:table-cell>
        </table:table-row>
        <table:table-row table:style-name="ro1">
          <table:table-cell office:value-type="string" calcext:value-type="string">
            <text:p>05/11/2020 14:54:20</text:p>
          </table:table-cell>
          <table:table-cell office:value-type="float" office:value="-31119" calcext:value-type="float">
            <text:p>-31119</text:p>
          </table:table-cell>
          <table:table-cell office:value-type="string" calcext:value-type="string">
            <text:p>wanmgt-VPN Stopped for reconfiguration</text:p>
          </table:table-cell>
          <table:table-cell office:value-type="string" calcext:value-type="string">
            <text:p>esyncitf</text:p>
          </table:table-cell>
        </table:table-row>
        <table:table-row table:style-name="ro1">
          <table:table-cell office:value-type="string" calcext:value-type="string">
            <text:p>05/11/2020 14:52:52</text:p>
          </table:table-cell>
          <table:table-cell office:value-type="float" office:value="-29619" calcext:value-type="float">
            <text:p>-29619</text:p>
          </table:table-cell>
          <table:table-cell office:value-type="string" calcext:value-type="string">
            <text:p>ovpn-Cancel VPN start request</text:p>
          </table:table-cell>
          <table:table-cell office:value-type="string" calcext:value-type="string">
            <text:p>wanmgt</text:p>
          </table:table-cell>
        </table:table-row>
        <table:table-row table:style-name="ro1">
          <table:table-cell office:value-type="string" calcext:value-type="string">
            <text:p>05/11/2020 14:52:48</text:p>
          </table:table-cell>
          <table:table-cell office:value-type="float" office:value="-29626" calcext:value-type="float">
            <text:p>-29626</text:p>
          </table:table-cell>
          <table:table-cell office:value-type="string" calcext:value-type="string">
            <text:p>ovpn-VPN Connectivity test has been forced</text:p>
          </table:table-cell>
          <table:table-cell office:value-type="string" calcext:value-type="string">
            <text:p>openvpn</text:p>
          </table:table-cell>
        </table:table-row>
        <table:table-row table:style-name="ro1">
          <table:table-cell office:value-type="string" calcext:value-type="string">
            <text:p>05/11/2020 14:43:41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sntp-cannot read from server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4:42:13</text:p>
          </table:table-cell>
          <table:table-cell office:value-type="float" office:value="-33233" calcext:value-type="float">
            <text:p>-33233</text:p>
          </table:table-cell>
          <table:table-cell office:value-type="string" calcext:value-type="string">
            <text:p>t2m-Talk2M: read VPN server address failed</text:p>
          </table:table-cell>
          <table:table-cell office:value-type="string" calcext:value-type="string">
            <text:p>openvpn</text:p>
          </table:table-cell>
        </table:table-row>
        <table:table-row table:style-name="ro1">
          <table:table-cell office:value-type="string" calcext:value-type="string">
            <text:p>05/11/2020 14:40:13</text:p>
          </table:table-cell>
          <table:table-cell office:value-type="float" office:value="-29626" calcext:value-type="float">
            <text:p>-29626</text:p>
          </table:table-cell>
          <table:table-cell office:value-type="string" calcext:value-type="string">
            <text:p>ovpn-VPN Connectivity test has been forced</text:p>
          </table:table-cell>
          <table:table-cell office:value-type="string" calcext:value-type="string">
            <text:p>openvpn</text:p>
          </table:table-cell>
        </table:table-row>
        <table:table-row table:style-name="ro1">
          <table:table-cell office:value-type="string" calcext:value-type="string">
            <text:p>05/11/2020 14:34:26</text:p>
          </table:table-cell>
          <table:table-cell office:value-type="float" office:value="37913" calcext:value-type="float">
            <text:p>37913</text:p>
          </table:table-cell>
          <table:table-cell office:value-type="string" calcext:value-type="string">
            <text:p>biditr-Failed to open the biditr TCP socket</text:p>
          </table:table-cell>
          <table:table-cell office:value-type="string" calcext:value-type="string">
            <text:p>biditr</text:p>
          </table:table-cell>
        </table:table-row>
        <table:table-row table:style-name="ro1">
          <table:table-cell office:value-type="string" calcext:value-type="string">
            <text:p>05/11/2020 14:32:47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sntp-cannot read from server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4:32:03</text:p>
          </table:table-cell>
          <table:table-cell office:value-type="float" office:value="-29626" calcext:value-type="float">
            <text:p>-29626</text:p>
          </table:table-cell>
          <table:table-cell office:value-type="string" calcext:value-type="string">
            <text:p>ovpn-VPN Connectivity test has been forced</text:p>
          </table:table-cell>
          <table:table-cell office:value-type="string" calcext:value-type="string">
            <text:p>openvpn</text:p>
          </table:table-cell>
        </table:table-row>
        <table:table-row table:style-name="ro1">
          <table:table-cell office:value-type="string" calcext:value-type="string">
            <text:p>05/11/2020 14:22:10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3:21:07</text:p>
          </table:table-cell>
          <table:table-cell office:value-type="float" office:value="-27255" calcext:value-type="float">
            <text:p>-27255</text:p>
          </table:table-cell>
          <table:table-cell office:value-type="string" calcext:value-type="string">
            <text:p>emodem-GPRS attach operation fail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3:19:47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sntp-cannot read from server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3:19:47</text:p>
          </table:table-cell>
          <table:table-cell office:value-type="float" office:value="22714" calcext:value-type="float">
            <text:p>22714</text:p>
          </table:table-cell>
          <table:table-cell office:value-type="string" calcext:value-type="string">
            <text:p>esock-WAN connect on demand failed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3:19:47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wanmgt-No route to connect to (10.231.0.1)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3:19:47</text:p>
          </table:table-cell>
          <table:table-cell office:value-type="float" office:value="31108" calcext:value-type="float">
            <text:p>31108</text:p>
          </table:table-cell>
          <table:table-cell office:value-type="string" calcext:value-type="string">
            <text:p>wanmgt-WAN connection request has time out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3:17:17</text:p>
          </table:table-cell>
          <table:table-cell office:value-type="float" office:value="-27252" calcext:value-type="float">
            <text:p>-27252</text:p>
          </table:table-cell>
          <table:table-cell office:value-type="string" calcext:value-type="string">
            <text:p>emodem-Modem RESET (6)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3:17:15</text:p>
          </table:table-cell>
          <table:table-cell office:value-type="float" office:value="-27225" calcext:value-type="float">
            <text:p>-27225</text:p>
          </table:table-cell>
          <table:table-cell office:value-type="string" calcext:value-type="string">
            <text:p>emodem-The maximum number of dialout error has been reached and modem will be reset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3:17:15</text:p>
          </table:table-cell>
          <table:table-cell office:value-type="float" office:value="-27254" calcext:value-type="float">
            <text:p>-27254</text:p>
          </table:table-cell>
          <table:table-cell office:value-type="string" calcext:value-type="string">
            <text:p>emodem-The GSM modem INIT string failed (wrong APN,?)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3:16:46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sntp-cannot read from server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3:16:46</text:p>
          </table:table-cell>
          <table:table-cell office:value-type="float" office:value="22714" calcext:value-type="float">
            <text:p>22714</text:p>
          </table:table-cell>
          <table:table-cell office:value-type="string" calcext:value-type="string">
            <text:p>esock-WAN connect on demand failed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3:16:46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wanmgt-No route to connect to (10.231.0.1)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3:16:46</text:p>
          </table:table-cell>
          <table:table-cell office:value-type="float" office:value="31108" calcext:value-type="float">
            <text:p>31108</text:p>
          </table:table-cell>
          <table:table-cell office:value-type="string" calcext:value-type="string">
            <text:p>wanmgt-WAN connection request has time out</text:p>
          </table:table-cell>
          <table:table-cell office:value-type="string" calcext:value-type="string">
            <text:p>unact</text:p>
          </table:table-cell>
        </table:table-row>
        <table:table-row table:style-name="ro1">
          <table:table-cell office:value-type="string" calcext:value-type="string">
            <text:p>05/11/2020 13:16:13</text:p>
          </table:table-cell>
          <table:table-cell office:value-type="float" office:value="-27254" calcext:value-type="float">
            <text:p>-27254</text:p>
          </table:table-cell>
          <table:table-cell office:value-type="string" calcext:value-type="string">
            <text:p>emodem-The GSM modem INIT string failed (wrong APN,?)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3:15:11</text:p>
          </table:table-cell>
          <table:table-cell office:value-type="float" office:value="-27254" calcext:value-type="float">
            <text:p>-27254</text:p>
          </table:table-cell>
          <table:table-cell office:value-type="string" calcext:value-type="string">
            <text:p>emodem-The GSM modem INIT string failed (wrong APN,?)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3:14:09</text:p>
          </table:table-cell>
          <table:table-cell office:value-type="float" office:value="-27254" calcext:value-type="float">
            <text:p>-27254</text:p>
          </table:table-cell>
          <table:table-cell office:value-type="string" calcext:value-type="string">
            <text:p>emodem-The GSM modem INIT string failed (wrong APN,?)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3:13:39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2:13:06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1:12:29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10:11:57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9:11:26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8:10:54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7:10:15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6:09:46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5:09:12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4:08:43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3:08:06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2:07:35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1:07:02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5/11/2020 00:06:30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4/11/2020 23:05:52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4/11/2020 22:05:19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4/11/2020 21:04:47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4/11/2020 20:04:16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4/11/2020 19:03:37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4/11/2020 18:03:04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4/11/2020 17:02:32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04/11/2020 16:02:01</text:p>
          </table:table-cell>
          <table:table-cell office:value-type="float" office:value="-22055" calcext:value-type="float">
            <text:p>-22055</text:p>
          </table:table-cell>
          <table:table-cell office:value-type="string" calcext:value-type="string">
            <text:p>eppp-The maximum connection time has been exceeded</text:p>
          </table:table-cell>
          <table:table-cell office:value-type="string" calcext:value-type="string">
            <text:p>ppp</text:p>
          </table:table-cell>
        </table:table-row>
        <table:table-row table:style-name="ro2">
          <table:table-cell table:number-columns-spanned="4" table:number-rows-spanned="1"/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6:28:49.484000000</meta:creation-date>
    <dc:date>2020-11-05T16:31:03.954000000</dc:date>
    <meta:editing-duration>PT2M14S</meta:editing-duration>
    <meta:editing-cycles>1</meta:editing-cycles>
    <meta:document-statistic meta:table-count="1" meta:cell-count="212" meta:object-count="0"/>
    <meta:generator>LibreOffice/7.0.2.2$Windows_X86_64 LibreOffice_project/8349ace3c3162073abd90d81fd06dcfb6b36b994</meta:generator>
  </office:meta>
</office:document-meta>
</file>